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3cb3" officeooo:paragraph-rsid="000e3cb3"/>
    </style:style>
    <style:style style:name="P2" style:family="paragraph" style:parent-style-name="Standard">
      <style:text-properties officeooo:rsid="000e3cb3" officeooo:paragraph-rsid="001ed308"/>
    </style:style>
    <style:style style:name="P3" style:family="paragraph" style:parent-style-name="Standard">
      <style:text-properties officeooo:rsid="001a4993" officeooo:paragraph-rsid="001a4993"/>
    </style:style>
    <style:style style:name="P4" style:family="paragraph" style:parent-style-name="Standard">
      <style:text-properties officeooo:rsid="00104d7d" officeooo:paragraph-rsid="001ed308"/>
    </style:style>
    <style:style style:name="P5" style:family="paragraph" style:parent-style-name="Standard">
      <style:text-properties officeooo:rsid="0018a417" officeooo:paragraph-rsid="000e3cb3"/>
    </style:style>
    <style:style style:name="P6" style:family="paragraph" style:parent-style-name="Standard">
      <style:text-properties officeooo:rsid="0020c18e" officeooo:paragraph-rsid="0020c18e"/>
    </style:style>
    <style:style style:name="P7" style:family="paragraph" style:parent-style-name="Standard">
      <style:text-properties officeooo:rsid="0020c18e" officeooo:paragraph-rsid="0022b46c"/>
    </style:style>
    <style:style style:name="T1" style:family="text">
      <style:text-properties officeooo:rsid="00104d7d"/>
    </style:style>
    <style:style style:name="T2" style:family="text">
      <style:text-properties officeooo:rsid="0016db74"/>
    </style:style>
    <style:style style:name="T3" style:family="text">
      <style:text-properties fo:color="#009933"/>
    </style:style>
    <style:style style:name="T4" style:family="text">
      <style:text-properties officeooo:rsid="002288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u en réseau utilisant la VR (HTC Vive)</text:p>
      <text:p text:style-name="P1"/>
      <text:p text:style-name="P1">1 personne avec un casque HTC Vive</text:p>
      <text:p text:style-name="P1">X personnes connectées en réseau sur ordinateur (Clavier-Souris/Controller)</text:p>
      <text:p text:style-name="P1"/>
      <text:p text:style-name="P1">Idées :</text:p>
      <text:p text:style-name="P2"><text:tab/><text:span text:style-name="T3">Coop :</text:span> Course d'obstacle pour le<text:span text:style-name="T2">(</text:span>s<text:span text:style-name="T2">)</text:span> joueur<text:span text:style-name="T2">(</text:span>s<text:span text:style-name="T2">)</text:span> clavier, le joueur VR se trouve au centre avec une taille de géant, et aides le<text:span text:style-name="T2">(</text:span>s<text:span text:style-name="T2">)</text:span> joueur<text:span text:style-name="T2">(</text:span>s<text:span text:style-name="T2">)</text:span> en le<text:span text:style-name="T2">(</text:span>s<text:span text:style-name="T2">)</text:span> faisant monter sur ses mains, <text:span text:style-name="T1">en le(s) lançant, en bougeant des gros obstacles… Le joueur VR aura des zone où il ne verra pas bien les autres joueur et devra faire attention <text:s/>ne pas les écraser. </text:span></text:p>
      <text:p text:style-name="P4"><text:tab/>Coop 2 : Faire des parties 2v2 avec un joueur VR et un joueur clavier dans chaque équipe et qui met en compétition leur esprit d'équipe. Le joueur VR géant déplace des obstacles, porte son coéquipier, le joueur clavier se déplace, évite des pièges, débloque des points de vue pour le joueur VR. L'équipe qui arrive au bout le plus rapidement gagne.</text:p>
      <text:p text:style-name="P1"/>
      <text:p text:style-name="P1"><text:tab/><text:span text:style-name="T1">VS : Les joueurs PC jouent des petits personnages rapides et habiles, qui s'attaquent au joueur VR, toujours avec une taille de géant, qui aurait pour but d'écraser et de balancer les autres joueurs. Problèmes : rapidité du joueur VR, on l'obliger à utiliser des mouvements lents pour éviter le secouement frénétique des manettes mais ça peut casser l'immersion, donner un mauvais feeling pour le joueur VR. Peut être représenter les bras du joueur VR sous forme « spectrale », et utiliser des objets qui suivraient ses mouvement avec une vélocité limitée.</text:span></text:p>
      <text:p text:style-name="P5"/>
      <text:p text:style-name="P5"/>
      <text:p text:style-name="P6">Technologies :</text:p>
      <text:p text:style-name="P6"/>
      <text:p text:style-name="P7">Réseau : <text:span text:style-name="T4">Photon Unity Server (https://doc.photonengine.com/en-us/pun/current/reference/pun-and-un)</text:span></text:p>
      <text:p text:style-name="P6"/>
      <text:p text:style-name="P6">VR : SteamVR plu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5:55:31.435000000</meta:creation-date>
    <dc:date>2017-10-10T14:22:08.826000000</dc:date>
    <meta:editing-duration>PT1H18M22S</meta:editing-duration>
    <meta:editing-cycles>20</meta:editing-cycles>
    <meta:generator>LibreOffice/5.0.6.3$Windows_x86 LibreOffice_project/490fc03b25318460cfc54456516ea2519c11d1aa</meta:generator>
    <meta:document-statistic meta:table-count="0" meta:image-count="0" meta:object-count="0" meta:page-count="1" meta:paragraph-count="10" meta:word-count="253" meta:character-count="1537" meta:non-whitespace-character-count="1289"/>
  </office:meta>
</office:document-meta>
</file>